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Fira Code" svg:font-family="'Fira Code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paragraph-rsid="001b7ab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paragraph-rsid="001c59bc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paragraph-rsid="001f743f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paragraph-rsid="00248807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fo:font-weight="bold" officeooo:rsid="001e3d11" officeooo:paragraph-rsid="001e3d11" style:font-weight-asian="bold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fo:font-weight="bold" officeooo:rsid="0023754f" officeooo:paragraph-rsid="0023754f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fo:font-weight="normal" officeooo:rsid="001e3d11" officeooo:paragraph-rsid="001e3d11" style:font-weight-asian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rsid="001f743f" officeooo:paragraph-rsid="001f743f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rsid="0020185e" officeooo:paragraph-rsid="0020185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rsid="0021c915" officeooo:paragraph-rsid="0021c915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rsid="00248807" officeooo:paragraph-rsid="0024880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Fira Code" fo:font-size="12pt" fo:letter-spacing="normal" fo:font-style="normal" fo:font-weight="normal" officeooo:rsid="001c59bc" officeooo:paragraph-rsid="001c59bc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Fira Code" fo:font-size="12pt" fo:letter-spacing="normal" fo:font-style="normal" fo:font-weight="normal" officeooo:rsid="00269334" officeooo:paragraph-rsid="00269334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Fira Code" fo:font-size="12pt" fo:letter-spacing="normal" fo:font-style="normal" fo:font-weight="bold" officeooo:rsid="001e3d11" officeooo:paragraph-rsid="001e3d11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style:font-name="Fira Code" officeooo:paragraph-rsid="001f743f"/>
    </style:style>
    <style:style style:name="P1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17" style:family="paragraph" style:parent-style-name="Preformatted_20_Text">
      <loext:graphic-properties draw:fill="solid" draw:fill-color="#f2f2f2" draw:opacity="100%"/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background-color="#f2f2f2" fo:padding-left="0.1252in" fo:padding-right="0.1252in" fo:padding-top="0.0835in" fo:padding-bottom="0.0835in" fo:border="0.06pt solid #e5e5e5"/>
      <style:text-properties fo:font-variant="normal" fo:text-transform="none" fo:color="#2e2e2e" style:font-name="Menlo" fo:font-size="9.75pt" fo:letter-spacing="normal" fo:font-style="normal" fo:font-weight="normal"/>
    </style:style>
    <style:style style:name="P18" style:family="paragraph" style:parent-style-name="Preformatted_20_Text">
      <loext:graphic-properties draw:fill="solid" draw:fill-color="#f2f2f2" draw:opacity="100%"/>
      <style:paragraph-properties fo:margin-top="0in" fo:margin-bottom="0.0835in" loext:contextual-spacing="false" fo:text-align="start" style:justify-single-word="false" fo:orphans="2" fo:widows="2" fo:background-color="#f2f2f2" fo:padding-left="0.1252in" fo:padding-right="0.1252in" fo:padding-top="0.0835in" fo:padding-bottom="0.0835in" fo:border="0.06pt solid #e5e5e5"/>
      <style:text-properties fo:font-variant="normal" fo:text-transform="none" fo:color="#2e2e2e" style:font-name="Menlo" fo:font-size="9.75pt" fo:letter-spacing="normal" fo:font-style="normal" fo:font-weight="normal"/>
    </style:style>
    <style:style style:name="P19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2e2e2e" style:font-name="apple-system" fo:letter-spacing="normal" fo:font-style="normal" fo:font-weight="bold" officeooo:paragraph-rsid="001f743f" fo:background-color="#fff200"/>
    </style:style>
    <style:style style:name="P20" style:family="paragraph" style:parent-style-name="Heading_20_5">
      <style:paragraph-properties fo:margin-left="0in" fo:margin-right="0in" fo:margin-top="0.1043in" fo:margin-bottom="0.1043in" loext:contextual-spacing="false" fo:line-height="120%" fo:text-align="start" style:justify-single-word="false" fo:orphans="2" fo:widows="2" fo:text-indent="0in" style:auto-text-indent="false"/>
      <style:text-properties fo:font-variant="normal" fo:text-transform="none" fo:color="#2e2e2e" style:font-name="apple-system" fo:font-size="10.5pt" fo:letter-spacing="normal" fo:font-style="normal" fo:font-weight="bold"/>
    </style:style>
    <style:style style:name="P21" style:family="paragraph" style:parent-style-name="Heading_20_5">
      <style:paragraph-properties fo:margin-top="0.1043in" fo:margin-bottom="0.1043in" loext:contextual-spacing="false" fo:line-height="120%" fo:text-align="start" style:justify-single-word="false" fo:orphans="2" fo:widows="2"/>
      <style:text-properties fo:font-variant="normal" fo:text-transform="none" fo:color="#2e2e2e" style:font-name="apple-system" fo:font-size="10.5pt" fo:letter-spacing="normal" fo:font-style="normal" fo:font-weight="bold"/>
    </style:style>
    <style:style style:name="T1" style:family="text">
      <style:text-properties fo:font-variant="normal" fo:text-transform="none" fo:color="#202124" fo:font-size="12pt" fo:letter-spacing="normal" fo:font-style="normal"/>
    </style:style>
    <style:style style:name="T2" style:family="text">
      <style:text-properties fo:font-variant="normal" fo:text-transform="none" fo:color="#202124" fo:font-size="12pt" fo:letter-spacing="normal" fo:font-style="normal" fo:font-weight="normal"/>
    </style:style>
    <style:style style:name="T3" style:family="text">
      <style:text-properties fo:font-variant="normal" fo:text-transform="none" fo:color="#202124" fo:font-size="12pt" fo:letter-spacing="normal" fo:font-style="normal" fo:font-weight="normal" officeooo:rsid="001c59bc"/>
    </style:style>
    <style:style style:name="T4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fo:font-size="12pt" fo:letter-spacing="normal" fo:font-style="normal" fo:font-weight="normal" officeooo:rsid="001c59bc" style:font-weight-asian="normal" style:font-weight-complex="normal"/>
    </style:style>
    <style:style style:name="T6" style:family="text">
      <style:text-properties fo:font-variant="normal" fo:text-transform="none" fo:color="#202124" fo:font-size="12pt" fo:letter-spacing="normal" fo:font-style="normal" fo:font-weight="normal" officeooo:rsid="001e3d11"/>
    </style:style>
    <style:style style:name="T7" style:family="text">
      <style:text-properties fo:font-variant="normal" fo:text-transform="none" fo:color="#202124" fo:font-size="12pt" fo:letter-spacing="normal" fo:font-style="normal" fo:font-weight="normal" officeooo:rsid="00248807"/>
    </style:style>
    <style:style style:name="T8" style:family="text">
      <style:text-properties fo:font-variant="normal" fo:text-transform="none" fo:color="#202124" fo:font-size="12pt" fo:letter-spacing="normal" fo:font-style="normal" fo:font-weight="normal" officeooo:rsid="00269334"/>
    </style:style>
    <style:style style:name="T9" style:family="text">
      <style:text-properties fo:font-variant="normal" fo:text-transform="none" fo:color="#202124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02124" fo:font-size="12pt" fo:letter-spacing="normal" fo:font-style="normal" fo:font-weight="bold" officeooo:rsid="001c59bc" style:font-weight-asian="bold" style:font-weight-complex="bold"/>
    </style:style>
    <style:style style:name="T11" style:family="text">
      <style:text-properties fo:font-variant="normal" fo:text-transform="none" fo:color="#202124" fo:font-size="12pt" fo:letter-spacing="normal" fo:font-style="normal" officeooo:rsid="001c59bc"/>
    </style:style>
    <style:style style:name="T12" style:family="text">
      <style:text-properties fo:font-variant="normal" fo:text-transform="none" fo:color="#202124" fo:font-size="22pt" fo:letter-spacing="normal" fo:font-style="normal" fo:font-weight="bold" fo:background-color="#fff200" loext:char-shading-value="0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202124" fo:font-size="22pt" fo:letter-spacing="normal" fo:font-style="normal" fo:font-weight="bold" officeooo:rsid="001c59bc" fo:background-color="#fff200" loext:char-shading-value="0" style:font-size-asian="22pt" style:font-weight-asian="bold" style:font-size-complex="22pt" style:font-weight-complex="bold"/>
    </style:style>
    <style:style style:name="T14" style:family="text">
      <style:text-properties officeooo:rsid="001e3d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Git = </text:span><text:span text:style-name="T13">salah satu </text:span><text:span text:style-name="T12">VCS </text:span><text:line-break/></text:p>
      <text:p text:style-name="P2"><text:span text:style-name="T9">Version Control System</text:span><text:span text:style-name="T2">, disebut juga Revision Control System atau Source code management adalah </text:span><text:line-break/><text:span text:style-name="T2">Sistem yg mengelola perubahan dari sebuah dokumen, program komputer, web dan kumpulan informasi lain</text:span><text:line-break/><text:line-break/><text:span text:style-name="T2">Fungsi dari VCS</text:span><text:line-break/><text:span text:style-name="T2">=&gt; </text:span><text:span text:style-name="T3">Sebuah sistem yg menyimpan </text:span><text:span text:style-name="T10">‘rekaman/snapshot’ </text:span><text:span text:style-name="T5">perubahan pada Sorce code</text:span></text:p>
      <text:p text:style-name="P12">=&gt; memungkinkan bekerja berkolaborasi dengan baik</text:p>
      <text:p text:style-name="P12">=&gt; mengetahui siapa yg merubah dan kapan perubahan terjadi</text:p>
      <text:p text:style-name="P2"><text:span text:style-name="T5">=&gt; memungkinkan kita untuk kembali ke keadaan sebelum perubahan </text:span><text:span text:style-name="T10">(chackout)</text:span></text:p>
      <text:p text:style-name="P12"/>
      <text:p text:style-name="P5"><text:span text:style-name="T11">g</text:span><text:span text:style-name="T1">it </text:span><text:span text:style-name="T4">adalah sebuah software untuk mengelola perubahan file dalam folder </text:span><text:span text:style-name="T1">(repository/repo)</text:span></text:p>
      <text:p text:style-name="P14"/>
      <text:p text:style-name="P7"><text:span text:style-name="T1">riwayat perubahan file disimpan mengunakan serangkaian </text:span><text:span text:style-name="T9">commit</text:span></text:p>
      <text:p text:style-name="P14"/>
      <text:p text:style-name="P6"><text:span text:style-name="T1">github </text:span><text:span text:style-name="T4">layanan cloud untuk menyimpan &amp; mengelola project/repo git</text:span></text:p>
      <text:p text:style-name="P4"><text:line-break/><text:span text:style-name="T14">istilah dalam GIT:</text:span></text:p>
      <text:p text:style-name="P4"><text:line-break/><text:span text:style-name="T2">Repository/Repo = </text:span><text:span text:style-name="T6">folder </text:span><text:span text:style-name="T7">project yg telah di inisialisasi git</text:span></text:p>
      <text:p text:style-name="P3"><text:span text:style-name="T6">Commit = </text:span><text:span text:style-name="T7">rekaman/snapshoot dari repo</text:span></text:p>
      <text:p text:style-name="P11"><text:span text:style-name="T7">h</text:span><text:span text:style-name="T2">ash = penanda unik pada sebuah commit</text:span></text:p>
      <text:p text:style-name="P8"><text:span text:style-name="T2">chackout = </text:span><text:span text:style-name="T7">perpindahan ke sebuah commit</text:span></text:p>
      <text:p text:style-name="P9"><text:span text:style-name="T2">Branch = cabang </text:span><text:span text:style-name="T7">bebas </text:span><text:span text:style-name="T2">dari </text:span><text:span text:style-name="T7">sebuah </text:span><text:span text:style-name="T2">commit</text:span></text:p>
      <text:p text:style-name="P10"><text:span text:style-name="T2">Merge = pengabungan </text:span><text:span text:style-name="T8">branch</text:span></text:p>
      <text:p text:style-name="P13">remote = sumber yg memiliki repository</text:p>
      <text:p text:style-name="P13">clone = mengambil repo dari remote</text:p>
      <text:p text:style-name="P13">push = mengirimkan commit ke repo</text:p>
      <text:p text:style-name="P13">pull = mengambil commit dari repo</text:p>
      <text:p text:style-name="P3"><text:line-break/><text:line-break/><text:span text:style-name="T2">Comit berisi :</text:span><text:line-break/><text:span text:style-name="T2">- hash = penanda dari setiap comit nya berbentuk srting randem</text:span><text:line-break/><text:span text:style-name="T2">- author = siapa yg melakukan comit (ini berguna ketika bekerja tim)</text:span><text:line-break/><text:span text:style-name="T2">- date = kapan comit dilakukan </text:span><text:line-break/><text:span text:style-name="T2">- pesan = keterangan yg diberi setiap kali comit</text:span><text:line-break/></text:p>
      <text:p text:style-name="P3"/>
      <text:p text:style-name="P3"/>
      <text:h text:style-name="P19" text:outline-level="3"><text:bookmark text:name="repo-command-line-instructions"/><text:soft-page-break/>Command line instructions</text:h>
      <text:p text:style-name="P16">You can also upload existing files from your computer using the instructions below.</text:p>
      <text:h text:style-name="P20" text:outline-level="5">Git global setup</text:h>
      <text:p text:style-name="P17">git config --global user.name "sayid abdul aziz"</text:p>
      <text:p text:style-name="P18">git config --global user.email "sayyid.abdul.aziz.haidar@gmail.com"</text:p>
      <text:h text:style-name="P21" text:outline-level="5">Create a new repository</text:h>
      <text:p text:style-name="P17">git clone https://gitlab.com/sayid.haidar/git-comand.git</text:p>
      <text:p text:style-name="P18">cd git-comand</text:p>
      <text:p text:style-name="P18">touch README.md</text:p>
      <text:p text:style-name="P18">git add README.md</text:p>
      <text:p text:style-name="P18">git commit -m "add README"</text:p>
      <text:p text:style-name="P18">git push -u origin master</text:p>
      <text:h text:style-name="P21" text:outline-level="5">Push an existing folder</text:h>
      <text:p text:style-name="P17">cd existing_folder</text:p>
      <text:p text:style-name="P18">git init</text:p>
      <text:p text:style-name="P18">git remote add origin https://gitlab.com/sayid.haidar/git-comand.git</text:p>
      <text:p text:style-name="P18">git add .</text:p>
      <text:p text:style-name="P18">git commit -m "Initial commit"</text:p>
      <text:p text:style-name="P18">git push -u origin master</text:p>
      <text:h text:style-name="P21" text:outline-level="5">Push an existing Git repository</text:h>
      <text:p text:style-name="P17">cd existing_repo</text:p>
      <text:p text:style-name="P18">git remote rename origin old-origin</text:p>
      <text:p text:style-name="P18">git remote add origin https://gitlab.com/sayid.haidar/git-comand.git</text:p>
      <text:p text:style-name="P18">git push -u origin --all</text:p>
      <text:p text:style-name="P18">git push -u origin --tag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Fira Code" svg:font-family="'Fira Code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6:22.324954088</meta:creation-date>
    <dc:date>2019-06-15T13:50:49.369501098</dc:date>
    <meta:editing-duration>PT33M5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15" meta:character-count="2128" meta:non-whitespace-character-count="1852"/>
  </office:meta>
</office:document-meta>
</file>